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</text:p>
          </table:table-cell>
          <table:covered-table-cell/>
          <table:table-cell table:style-name="ce10" office:value-type="string" calcext:value-type="string" table:number-columns-spanned="3" table:number-rows-spanned="1">
            <text:p>2017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3" office:value-type="string" calcext:value-type="string">
            <text:p>2022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?/?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:.P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:.P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:.P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:.P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8:.P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:.P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:.P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1:.P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2:.P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3:.P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4:.P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5:.P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6:.P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7:.P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8:.P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9:.P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0:.P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2:.P2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23:.P2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4:.P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5:.P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6:.P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7:.P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8:.P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9:.P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0:.P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1:.P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2:.P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3:.P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4:.P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35:.P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6:.P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37:.P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38:.P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0:.P4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1:.P4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2:.P4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3:.P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4:.P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5:.P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6:.P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7:.P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8:.P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9:.P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0:.P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1:.P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2:.P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53:.P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4:.P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5:.P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6:.P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8:.P5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9:.P5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0:.P6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1:.P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2:.P6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3:.P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4:.P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5:.P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6:.P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7:.P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8:.P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9:.P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0:.P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1:.P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2:.P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3:.P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4:.P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6:.P7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7:.P7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8:.P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9:.P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0:.P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1:.P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2:.P8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3:.P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4:.P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5:.P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6:.P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7:.P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8:.P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89:.P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0:.P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1:.P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2:.P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4:.P9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5:.P9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6:.P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7:.P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8:.P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9:.P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0:.P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1:.P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2:.P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3:.P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4:.P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5:.P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6:.P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07:.P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08:.P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09:.P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0:.P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11])" office:value-type="float" office:value="10" calcext:value-type="float">
            <text:p>10</text:p>
          </table:table-cell>
          <table:table-cell table:style-name="ce5" table:formula="of:=SUM([.E4:.E111])" office:value-type="float" office:value="10" calcext:value-type="float">
            <text:p>10</text:p>
          </table:table-cell>
          <table:table-cell table:style-name="ce5" table:formula="of:=SUM([.F4:.F111])" office:value-type="float" office:value="10" calcext:value-type="float">
            <text:p>10</text:p>
          </table:table-cell>
          <table:table-cell table:style-name="ce5" table:formula="of:=SUM([.G4:.G111])" office:value-type="float" office:value="10" calcext:value-type="float">
            <text:p>10</text:p>
          </table:table-cell>
          <table:table-cell table:style-name="ce5" table:formula="of:=SUM([.H4:.H111])" office:value-type="float" office:value="10" calcext:value-type="float">
            <text:p>10</text:p>
          </table:table-cell>
          <table:table-cell table:style-name="ce5" table:formula="of:=SUM([.I4:.I111])" office:value-type="float" office:value="10" calcext:value-type="float">
            <text:p>10</text:p>
          </table:table-cell>
          <table:table-cell table:style-name="ce5" table:formula="of:=SUM([.J4:.J111])" office:value-type="float" office:value="10" calcext:value-type="float">
            <text:p>10</text:p>
          </table:table-cell>
          <table:table-cell table:style-name="ce5" table:formula="of:=SUM([.K4:.K111])" office:value-type="float" office:value="10" calcext:value-type="float">
            <text:p>10</text:p>
          </table:table-cell>
          <table:table-cell table:style-name="ce5" table:formula="of:=SUM([.L4:.L111])" office:value-type="float" office:value="10" calcext:value-type="float">
            <text:p>10</text:p>
          </table:table-cell>
          <table:table-cell table:style-name="ce5" table:formula="of:=SUM([.M4:.M111])" office:value-type="float" office:value="10" calcext:value-type="float">
            <text:p>10</text:p>
          </table:table-cell>
          <table:table-cell table:style-name="ce5" table:formula="of:=SUM([.N4:.N111])" office:value-type="float" office:value="10" calcext:value-type="float">
            <text:p>10</text:p>
          </table:table-cell>
          <table:table-cell table:style-name="ce5" table:formula="of:=SUM([.O4:.O111])" office:value-type="float" office:value="10" calcext:value-type="float">
            <text:p>10</text:p>
          </table:table-cell>
          <table:table-cell table:style-name="ce8"/>
          <table:table-cell table:style-name="ce5" table:formula="of:=SUM([.Q4:.Q111])" office:value-type="float" office:value="120" calcext:value-type="float">
            <text:p>12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2"/>
        </table:table-row>
        <table:table-row table:style-name="ro1" table:number-rows-repeated="1048462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00/00/00</text:date>, <text:time style:data-style-name="N2" text:time-value="15:06:23.4099979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8T15:13:29.187656264</dc:date>
    <meta:editing-cycles>14</meta:editing-cycles>
    <meta:editing-duration>PT1H16M16S</meta:editing-duration>
    <meta:document-statistic meta:table-count="1" meta:cell-count="595" meta:object-count="0"/>
  </office:meta>
</office:document-meta>
</file>